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0.635cm"/>
    </style:style>
    <style:style style:name="P13" style:family="paragraph" style:parent-style-name="Standard">
      <style:paragraph-properties fo:line-height="0.388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line-height="0.388cm"/>
      <style:text-properties fo:font-weight="bold" style:font-weight-asian="bold"/>
    </style:style>
    <style:style style:name="P16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7" style:family="paragraph" style:parent-style-name="Standard">
      <style:paragraph-properties fo:line-height="0.529cm"/>
      <style:text-properties fo:letter-spacing="-0.014cm"/>
    </style:style>
    <style:style style:name="P18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9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</style:style>
    <style:style style:name="P20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21" style:family="paragraph" style:parent-style-name="Standard" style:master-page-name="Standard">
      <style:paragraph-properties fo:line-height="100%" style:page-number="auto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0518d89"/>
    </style:style>
    <style:style style:name="P23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4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8">SCHEDULE TO THE AGREEMENT OVERLOAF</text:p>
      <text:p text:style-name="P14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4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4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oduct_qty*o.rental_line[0].price_unit or ''&gt;</text:placeholder></text:span><text:span text:style-name="T3"> </text:span>per month for a minimum of 6 months.</text:p>
      <text:p text:style-name="P20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22">All rental payments to be made in advance on the 1st day of each month commencing on the</text:p>
      <text:p text:style-name="P22"><text:span text:style-name="T3">_________________________ </text:span>day of <text:span text:style-name="T3">________________________________________________</text:span> .</text:p>
      <text:p text:style-name="P16">DECLARATION BY HIRER</text:p>
      <text:p text:style-name="P17">I hereby declare that all the details in the above schedule are correct and that before I signed this agreement: </text:p>
      <text:list xml:id="list361743115278164717" text:style-name="WWNum1">
        <text:list-item>
          <text:p text:style-name="P23">The above schedule had been fully completed;</text:p>
        </text:list-item>
        <text:list-item>
          <text:p text:style-name="P23">I read and understood the terms and condition of hire printed overleaf;</text:p>
        </text:list-item>
        <text:list-item>
          <text:p text:style-name="P24"><text:span text:style-name="T6">I examined the equipment described above and satisfied myself that is good order and working condition</text:span>.</text:p>
        </text:list-item>
      </text:list>
      <text:p text:style-name="P12"/>
      <text:p text:style-name="P19"><text:soft-page-break/><text:span text:style-name="T2">Signed </text:span><text:span text:style-name="T5"><text:tab/><text:tab/><text:tab/><text:line-break/></text:span></text:p>
      <text:p text:style-name="P13"/>
      <text:p text:style-name="P13"><text:span text:style-name="T5">__________________________________</text:span><text:tab/><text:tab/> <text:s text:c="10"/><text:span text:style-name="T5">___________________________________</text:span></text:p>
      <text:p text:style-name="P15">Signature of hirer<text:tab/><text:tab/><text:tab/><text:tab/><text:tab/>Signature of Owner or on beha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7</meta:editing-cycles>
    <meta:creation-date>2016-06-28T07:06:00</meta:creation-date>
    <dc:date>2016-07-04T10:42:50.952487386</dc:date>
    <meta:editing-duration>PT26M56S</meta:editing-duration>
    <meta:generator>LibreOffice/4.2.8.2$Linux_X86_64 LibreOffice_project/420m0$Build-2</meta:generator>
    <meta:document-statistic meta:table-count="0" meta:image-count="1" meta:object-count="0" meta:page-count="2" meta:paragraph-count="28" meta:word-count="294" meta:character-count="2325" meta:non-whitespace-character-count="2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